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1eba1b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paragraph-rsid="00203448" style:font-size-asian="14pt" style:font-size-complex="14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cm"/>
          <style:tab-stop style:position="6.001cm" style:leader-style="dotted" style:leader-text="."/>
        </style:tab-stops>
      </style:paragraph-properties>
      <style:text-properties fo:font-size="14pt" officeooo:paragraph-rsid="00203448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3cm"/>
          <style:tab-stop style:position="6.001cm" style:leader-style="dotted" style:leader-text="."/>
          <style:tab-stop style:position="11cm" style:type="right"/>
        </style:tab-stops>
      </style:paragraph-properties>
      <style:text-properties fo:font-size="14pt" officeooo:paragraph-rsid="00203448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207c7f" style:font-size-asian="14pt" style:font-size-complex="14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3cm"/>
          <style:tab-stop style:position="6.001cm" style:leader-style="dotted" style:leader-text="."/>
          <style:tab-stop style:position="11cm" style:type="right"/>
        </style:tab-stops>
      </style:paragraph-properties>
      <style:text-properties fo:font-size="14pt" officeooo:rsid="00203448" officeooo:paragraph-rsid="00203448" style:font-size-asian="14pt" style:font-size-complex="14pt"/>
    </style:style>
    <style:style style:name="T1" style:family="text">
      <style:text-properties officeooo:rsid="0020344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3448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03448" style:font-size-asian="12pt" style:font-weight-asian="bold" style:font-size-complex="1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07c7f"/>
    </style:style>
    <style:style style:name="T8" style:family="text">
      <style:text-properties style:text-underline-style="none" fo:font-weight="normal" officeooo:rsid="001172dc" style:font-weight-asian="normal" style:font-weight-complex="normal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<text:tab/><text:tab/><text:tab/><text:tab/><text:tab/>Estimados señores:</text:span></text:p>
      <text:p text:style-name="P2"><text:span text:style-name="T6"/></text:p>
      <text:p text:style-name="P6">Por la presente tenemos el placer de comunicarles la apertura de nuestras nuevas instalaciones <text:span text:style-name="T7">en Paseo Floral 23</text:span>. Con ese fin, nos complace invitarles al <text:span text:style-name="T7">CYBER TECHNOLOGY</text:span> <text:s/>que tendrá lugar en nuestras instalaciones, el próximo día <text:span text:style-name="T7">12</text:span> de <text:span text:style-name="T7">mayo</text:span> de <text:span text:style-name="T7">2020</text:span>, a las <text:span text:style-name="T7">10</text:span> horas. Esperamos contar con su inestimable presencia para compartir juntos estos agradables momentos.</text:p>
      <text:p text:style-name="P1"/>
      <text:p text:style-name="P3">Confiando en contar con su asistencia, atentamente les saluda,</text:p>
      <text:p text:style-name="P3"><text:s/><text:tab/><text:tab/><text:tab/><text:tab/><text:tab/><text:tab/><text:tab/><text:tab/></text:p>
      <text:p text:style-name="P5"><text:span text:style-name="T5">NOMBRE :</text:span><text:tab/><text:tab/></text:p>
      <text:p text:style-name="P7"/>
      <text:p text:style-name="P7"><text:span text:style-name="T4">CARGO :</text:span><text:tab/><text:tab/><text:tab/><text:span text:style-name="T4">FIRMA :</text:span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20T17:34:45.469740150</meta:creation-date>
    <dc:date>2019-11-20T18:03:02.497078358</dc:date>
    <dc:creator>I116-05 </dc:creator>
    <meta:editing-duration>PT5M25S</meta:editing-duration>
    <meta:editing-cycles>1</meta:editing-cycles>
    <meta:document-statistic meta:table-count="0" meta:image-count="0" meta:object-count="0" meta:page-count="1" meta:paragraph-count="6" meta:word-count="74" meta:character-count="483" meta:non-whitespace-character-count="395"/>
    <meta:generator>LibreOffice/6.0.4.1$Linux_X86_64 LibreOffice_project/00m0$Build-1</meta:generator>
  </office:meta>
</office:document-meta>
</file>